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c930" officeooo:paragraph-rsid="0010c930"/>
    </style:style>
    <style:style style:name="P2" style:family="paragraph" style:parent-style-name="Standard">
      <style:text-properties officeooo:rsid="001426de" officeooo:paragraph-rsid="001426de"/>
    </style:style>
    <style:style style:name="P3" style:family="paragraph" style:parent-style-name="Standard">
      <style:text-properties officeooo:rsid="001547ca" officeooo:paragraph-rsid="001547ca"/>
    </style:style>
    <style:style style:name="P4" style:family="paragraph" style:parent-style-name="Standard">
      <style:text-properties officeooo:rsid="0018b670" officeooo:paragraph-rsid="0018b670"/>
    </style:style>
    <style:style style:name="P5" style:family="paragraph" style:parent-style-name="Standard">
      <style:text-properties officeooo:rsid="001b9144" officeooo:paragraph-rsid="001b9144"/>
    </style:style>
    <style:style style:name="P6" style:family="paragraph" style:parent-style-name="Standard">
      <style:text-properties officeooo:rsid="001cdada" officeooo:paragraph-rsid="001cdada"/>
    </style:style>
    <style:style style:name="P7" style:family="paragraph" style:parent-style-name="Standard">
      <style:text-properties officeooo:rsid="001d208d" officeooo:paragraph-rsid="001d208d"/>
    </style:style>
    <style:style style:name="P8" style:family="paragraph" style:parent-style-name="Standard">
      <style:text-properties officeooo:rsid="001d858f" officeooo:paragraph-rsid="001d858f"/>
    </style:style>
    <style:style style:name="P9" style:family="paragraph" style:parent-style-name="Standard">
      <style:text-properties officeooo:rsid="0020d6fd" officeooo:paragraph-rsid="0020d6fd"/>
    </style:style>
    <style:style style:name="P10" style:family="paragraph" style:parent-style-name="Standard">
      <style:text-properties officeooo:rsid="0020f08c" officeooo:paragraph-rsid="0020f08c"/>
    </style:style>
    <style:style style:name="P11" style:family="paragraph" style:parent-style-name="Standard">
      <style:text-properties officeooo:rsid="00225ca5" officeooo:paragraph-rsid="00225ca5"/>
    </style:style>
    <style:style style:name="P12" style:family="paragraph" style:parent-style-name="Standard">
      <style:text-properties officeooo:rsid="0023fb4f" officeooo:paragraph-rsid="0023fb4f"/>
    </style:style>
    <style:style style:name="P13" style:family="paragraph" style:parent-style-name="Standard">
      <style:text-properties officeooo:rsid="0023fb4f" officeooo:paragraph-rsid="0024e718"/>
    </style:style>
    <style:style style:name="P14" style:family="paragraph" style:parent-style-name="Standard">
      <style:text-properties officeooo:rsid="0024e718" officeooo:paragraph-rsid="0024e718"/>
    </style:style>
    <style:style style:name="P15" style:family="paragraph" style:parent-style-name="Standard">
      <style:text-properties officeooo:rsid="00266eb0" officeooo:paragraph-rsid="00266eb0"/>
    </style:style>
    <style:style style:name="P16" style:family="paragraph" style:parent-style-name="Standard">
      <style:text-properties officeooo:rsid="002cac7a" officeooo:paragraph-rsid="002cac7a"/>
    </style:style>
    <style:style style:name="P17" style:family="paragraph" style:parent-style-name="Standard">
      <style:paragraph-properties fo:padding="0.074cm" fo:border-left="none" fo:border-right="none" fo:border-top="none" fo:border-bottom="0.06pt solid #000000" style:join-border="false"/>
      <style:text-properties officeooo:rsid="00225ca5" officeooo:paragraph-rsid="00225ca5"/>
    </style:style>
    <style:style style:name="T1" style:family="text">
      <style:text-properties officeooo:rsid="00118326"/>
    </style:style>
    <style:style style:name="T2" style:family="text">
      <style:text-properties officeooo:rsid="001446aa"/>
    </style:style>
    <style:style style:name="T3" style:family="text">
      <style:text-properties officeooo:rsid="0017e272"/>
    </style:style>
    <style:style style:name="T4" style:family="text">
      <style:text-properties officeooo:rsid="0018e933"/>
    </style:style>
    <style:style style:name="T5" style:family="text">
      <style:text-properties officeooo:rsid="0019107e"/>
    </style:style>
    <style:style style:name="T6" style:family="text">
      <style:text-properties officeooo:rsid="001d208d"/>
    </style:style>
    <style:style style:name="T7" style:family="text">
      <style:text-properties officeooo:rsid="001d858f"/>
    </style:style>
    <style:style style:name="T8" style:family="text">
      <style:text-properties officeooo:rsid="001f43af"/>
    </style:style>
    <style:style style:name="T9" style:family="text">
      <style:text-properties officeooo:rsid="0020f08c"/>
    </style:style>
    <style:style style:name="T10" style:family="text">
      <style:text-properties officeooo:rsid="00225ca5"/>
    </style:style>
    <style:style style:name="T11" style:family="text">
      <style:text-properties officeooo:rsid="0023fb4f"/>
    </style:style>
    <style:style style:name="T12" style:family="text">
      <style:text-properties officeooo:rsid="0024e718"/>
    </style:style>
    <style:style style:name="T13" style:family="text">
      <style:text-properties officeooo:rsid="00268c6f"/>
    </style:style>
    <style:style style:name="T14" style:family="text">
      <style:text-properties officeooo:rsid="00277652"/>
    </style:style>
    <style:style style:name="T15" style:family="text">
      <style:text-properties officeooo:rsid="002b65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PRESSION</text:p>
      <text:p text:style-name="P1"/>
      <text:p text:style-name="P1">Etape 1 : On calcule les fréquences des caractères d'un fichier par exemple : aaaaaabbbbbccccdddee</text:p>
      <text:p text:style-name="P1"/>
      <text:p text:style-name="P1">Pour cela on crée un tableau de float, on l'a déclaré globalement afin qu'il soit plus facilement utilisable/modifiable dans les fonctions. <text:span text:style-name="T1">On crée ensuite la fonction qui va calculer les fréquences de chaque caractère. Cette fonction vérifiera si le fichier à ouvrir existe et l'ouvrira ensuite. Une fois le fichier ouvert, on le lit caractère par caractère (avec fgetc) et on compte le nombre d’occurrences. On divise finalement le nombre d’occurrence d'un caractère par le nombre total de caractères.</text:span></text:p>
      <text:p text:style-name="P2">Nous sommes confrontés à un cas particulier : <text:span text:style-name="T2">imaginons qu'il n'y est qu'un seul caractère répété indéfiniment dans notre fichier. L'arbre de huffman ne peut pas se construire. Nous avons donc décidé de traiter ce cas particulier et de compresser directement la première lettre qui se trouve dans notre fichier ainsi que son nombre d’occurrence. Nous gagnons ainsi en complexité et en temps de calcul.</text:span></text:p>
      <text:p text:style-name="P2"/>
      <text:p text:style-name="P3">Etape 2 : <text:span text:style-name="T3">création de l'arbre binaire</text:span></text:p>
      <text:p text:style-name="P4">On choisit de représenter l'arbre binaire sous la forme d'une structure ayant pour attributs le père d'un nœud, son fils droit et son fils gauche. La structure contient également la fréquence du caractère associé au nœud, ainsi qu'un tableau de char <text:span text:style-name="T5">dans lequel on stoquera le code binaire du caractère</text:span>(étape 3). <text:span text:style-name="T4">On déclare Noeud arbre[511], 511 car le code ascii d'un caractère varie entre 0 et 255 soit 256 possibilités, les nœuds crées seront stoqués entre 256 et 511 car on sait que ces valeurs sont 'disponibles'.</text:span></text:p>
      <text:p text:style-name="P4"/>
      <text:p text:style-name="P5">Afin de créer l'arbre binaire, on crée une fonction qui cherche les 2 minimums de l'arbre, qui sont les <text:s/>caractères ayant la plus faible fréquence. Il faut faire attention car une fois qu'on a trouvé les deux minimums, il ne faut pas les reprendre en compte. Nous avons donc choisi de passer en paramètre un entier ayant l'indice du dernier minimum <text:s/>que nous ignorerons par la suite. </text:p>
      <text:p text:style-name="P5"/>
      <text:p text:style-name="P6">Nous devons maintenant initialiser notre arbre (et donc notre structure), on récupère les fréquences calculées précédemment et on les affecte aux 256 premiers éléments de l'arbre. Les nœuds de 256 à 511 ont une fréquence qui vaut 0. Par défaut, on met les valeurs du père et des fils d'un noeud à -1. On crée ensuite les nœuds de notre arbre grâce à la fonction min. La racine de l'arbre est le nœud de fréquence maximale (en l'occurence de fréquence 1). On l'initialise à 256 et on l'augmente dès que de nouveaux nœuds sont crées. <text:span text:style-name="T6">La fréquence d'un nœud crée est l'addition des fréquences de ses 2 fils.</text:span></text:p>
      <text:p text:style-name="P6"/>
      <text:p text:style-name="P7">Etape 3 :</text:p>
      <text:p text:style-name="P7">On parcourt maintenant l'arbre via une fonction récursive à partir de la racine. Si l'on est sur un nœud qui a des fils, on continue le parcours de l'arbre. On rajoute le caractère <text:span text:style-name="T15">'</text:span>0<text:span text:style-name="T15">'</text:span> si l'on va a gauche et un 1 si l'on va à droite. On a choisi des caractères car cela prend moins de place en mémoire. Une fois qu'on tombe sur un nœud qui n'a pas de fils, on copie son code <text:span text:style-name="T8">à l'indice du noeud</text:span> dans le tableau huff de la structure. <text:span text:style-name="T7">Le tableau huff est initialisé à 200 car c'est une valeur suffisamment grande pour stoquer un code binaire.</text:span></text:p>
      <text:p text:style-name="P7"/>
      <text:p text:style-name="P8">Etape 4 :</text:p>
      <text:p text:style-name="P10">Afin de compresser mon fichier, on peut transformer un caractère (1 oc<text:span text:style-name="T15">t</text:span>tet) en 1 bit. C'est dans cette optique que nous avons fait les étapes ci-dessous.</text:p>
      <text:p text:style-name="P8"/>
      <text:p text:style-name="P9">On lit chaque caractère du fichier source et on stoque le code binaire du caractère lu dans une chaîne de caractères qu'on appelle buffer. <text:span text:style-name="T9">On initialise le buffer à 5000 car c'est une taille grande qui nous permettra de compresser de grands fichiers. L'allocation dynamique du buffer aurait été meilleure. </text:span></text:p>
      <text:p text:style-name="P10"><text:soft-page-break/>S'il y a plus de 8 caractères stoqués dans le buffer : on calcule la valeur entière correspondant à ces 8 caractères <text:span text:style-name="T10">et on stoque dans le fichier compressé le caractère de cette valeur entière. Puis on <text:s/>enlève les 8 premiers caractères du buffer et l'on continue. A la fin on obtient un buffer de taille &lt;8, on <text:s/>choisit d'ajouter des '0' afin d'avoir un code binaire de 8 caractères que l'on compresse également. Le fait d'ajouter des '0' ou des '1' importe peu, puisqu'on a au préalable stocké dans l'entête du fichier compressé le nombre de caractères compressés et leur code binaire associé.</text:span></text:p>
      <text:p text:style-name="P10"/>
      <text:p text:style-name="P11">DECOMPRESSION</text:p>
      <text:p text:style-name="P11">------------------</text:p>
      <text:p text:style-name="P11"/>
      <text:p text:style-name="P16">On vérifie le cas particulier où un seul caractère est répété indéfiniment. </text:p>
      <text:p text:style-name="P16"/>
      <text:p text:style-name="P17"/>
      <text:p text:style-name="P11"/>
      <text:p text:style-name="P16">CAS CLASSIQUE :</text:p>
      <text:p text:style-name="P11"/>
      <text:p text:style-name="P12"><text:span text:style-name="T15">N</text:span>ous allons <text:span text:style-name="T15">maintenant</text:span> ouvrir le fichier compressé. Le fichier compressé se présente sous la forme :</text:p>
      <text:p text:style-name="P12"><text:s/>nombre_fichier_original[caractere:codebinaire...]|partie_compressée</text:p>
      <text:p text:style-name="P12"/>
      <text:p text:style-name="P12">La partie compressée est séparée grâce à |. La première étape consiste donc à trouver ce séparateur, à se positionner dessus et à commencer l<text:span text:style-name="T13">e re-remplissage</text:span> du buffer. On crée une fonction remplirBuffer qui aura pour but de lire le caractère dans la partie compressée et de le retransformer en entier. On fait cela pour tous les éléments de la partie compressée. On récupère ensuite l'entête grâce à la même méthode. </text:p>
      <text:p text:style-name="P12"/>
      <text:p text:style-name="P12">On a maintenant l'entête, mais elle se trouve dans un tableau simple.</text:p>
      <text:p text:style-name="P12">Exemple : entête-&gt; [a:00b:10…<text:span text:style-name="T12">]</text:span></text:p>
      <text:p text:style-name="P12"/>
      <text:p text:style-name="P12">Afin de simplifier la comparaison de l'entête avec le buffer on copie, l'entête dans un tableau à 2 dimensions : code[256][200].</text:p>
      <text:p text:style-name="P12"/>
      <text:p text:style-name="P13">Code[0][0]=a , Code[0][1]<text:span text:style-name="T12">=0 , </text:span>Code[0][<text:span text:style-name="T12">2</text:span>]=<text:span text:style-name="T12">0 , </text:span>Code[0][<text:span text:style-name="T12">3]</text:span>=<text:span text:style-name="T12">'\0'</text:span></text:p>
      <text:p text:style-name="P14">et <text:span text:style-name="T11">Code[</text:span>1<text:span text:style-name="T11">][0]=</text:span>b , <text:span text:style-name="T11">Code[</text:span>1<text:span text:style-name="T11">][</text:span>1<text:span text:style-name="T11">]=</text:span>1 , <text:span text:style-name="T11">Code[</text:span>1<text:span text:style-name="T11">][</text:span>2]<text:span text:style-name="T11">=</text:span>0, <text:span text:style-name="T11">Code[</text:span>1<text:span text:style-name="T11">][</text:span>3]<text:span text:style-name="T11">='\</text:span>0<text:span text:style-name="T14">'</text:span></text:p>
      <text:p text:style-name="P14">…</text:p>
      <text:p text:style-name="P14"/>
      <text:p text:style-name="P15">Il suffit ensuite de comparer le buffer à ce nouveau tableau.</text:p>
      <text:p text:style-name="P14"/>
      <text:p text:style-name="P15">BUGS :</text:p>
      <text:p text:style-name="P15">Il y a un bug quand on doit compresser les caractères '[' , ']' ou encore | car ils sont nos séparateurs et qu'ils nous permettent de délimiter.</text:p>
      <text:p text:style-name="P15"/>
      <text:p text:style-name="P15">Il aurait été plus judicieux de faire le buffer et le tableau huff en dynam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20:30:01.894622291</meta:creation-date>
    <meta:generator>LibreOffice/4.2.8.2$Linux_X86_64 LibreOffice_project/420m0$Build-2</meta:generator>
    <dc:date>2015-12-15T22:12:14.931240991</dc:date>
    <meta:editing-duration>PT1H32M49S</meta:editing-duration>
    <meta:editing-cycles>32</meta:editing-cycles>
    <meta:document-statistic meta:table-count="0" meta:image-count="0" meta:object-count="0" meta:page-count="2" meta:paragraph-count="31" meta:word-count="934" meta:character-count="5517" meta:non-whitespace-character-count="4605"/>
  </office:meta>
</office:document-meta>
</file>